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bold" fo:font-family="'Arial Black'" style:font-family-asian="'Arial Black'" style:font-family-complex="'Arial Black'" fo:background-color="transparent" fo:color="#ff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oisas iniciais a se pensar ~talvez logo~:</text:span></text:p>
      <text:p text:style-name="P1"><text:span text:style-name="T2"/></text:p>
      <text:p text:style-name="P1"><text:span text:style-name="T3">* Edícula / Data da festa. </text:span></text:p>
      <text:p text:style-name="P1"><text:span text:style-name="T3">* Propósito da festa / Tema.</text:span></text:p>
      <text:p text:style-name="P1"><text:span text:style-name="T3">* Começar a pensar no público que vamos querer no rolê. (Sugiro montar uma reunião com pessoas que confiamos pra colher informações sobre tudo referente).</text:span></text:p>
      <text:p text:style-name="P1"><text:span text:style-name="T3">* Achar alguém que nos ajude (porém dentro de todos nossos critérios). </text:span></text:p>
      <text:p text:style-name="P1"><text:span text:style-name="T3">* Ir sempre em busca de informações, sobretudo com calma. </text:span></text:p>
      <text:p text:style-name="P1"><text:span text:style-name="T3">* Começar a pensar na divulgação...<text:s/>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